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rsid="000c0d5c" officeooo:paragraph-rsid="000c0d5c"/>
    </style:style>
    <style:style style:name="P2" style:family="paragraph" style:parent-style-name="Text_20_body">
      <style:text-properties officeooo:rsid="000c0d5c" officeooo:paragraph-rsid="000c0d5c"/>
    </style:style>
    <style:style style:name="P3" style:family="paragraph" style:parent-style-name="Text_20_body" style:list-style-name="L2">
      <style:text-properties officeooo:rsid="000c0d5c" officeooo:paragraph-rsid="000c0d5c"/>
    </style:style>
    <style:style style:name="P4" style:family="paragraph" style:parent-style-name="Text_20_body" style:list-style-name="L1">
      <style:text-properties officeooo:paragraph-rsid="000c0d5c"/>
    </style:style>
    <style:style style:name="P5" style:family="paragraph" style:parent-style-name="Text_20_body" style:list-style-name="L2">
      <style:text-properties officeooo:rsid="000e1f22" officeooo:paragraph-rsid="000e1f22"/>
    </style:style>
    <style:style style:name="P6" style:family="paragraph" style:parent-style-name="Text_20_body">
      <style:text-properties officeooo:rsid="001057e4" officeooo:paragraph-rsid="001057e4"/>
    </style:style>
    <style:style style:name="T1" style:family="text">
      <style:text-properties officeooo:rsid="000deac9"/>
    </style:style>
    <style:style style:name="T2" style:family="text">
      <style:text-properties officeooo:rsid="000e9b99"/>
    </style:style>
    <style:style style:name="T3" style:family="text">
      <style:text-properties officeooo:rsid="001226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ity Game – Design Document</text:h>
      <text:h text:style-name="P1" text:outline-level="2">Core Learning Goals</text:h>
      <text:list xml:id="list2815754413" text:style-name="L1">
        <text:list-item>
          <text:p text:style-name="P4">anticipation of rewards (witness mazes, botw korok puzzles)</text:p>
        </text:list-item>
        <text:list-item>
          <text:p text:style-name="P4">anticipation of risks (ftk/souls/skyrim encounters)</text:p>
        </text:list-item>
        <text:list-item>
          <text:p text:style-name="P4">something that you can optionally engage with that takes time, but you can estimate at a glance without engaging how much time (or if it's even possible??). (witness mazes)</text:p>
        </text:list-item>
        <text:list-item>
          <text:p text:style-name="P4">mental map, being able to visualize a location based on verbal directions (skyrim/souls)</text:p>
        </text:list-item>
      </text:list>
      <text:h text:style-name="P1" text:outline-level="2">Main Features</text:h>
      <text:h text:style-name="Heading_20_4" text:outline-level="4">Dialogue – Lock and Key / Inventory System</text:h>
      <text:p text:style-name="P2">Similar to the system used in Subsurface Circular. This system negates the strategy for players to squeeze info and progression out of every NPC they meet.</text:p>
      <text:list xml:id="list3635389810" text:style-name="L2">
        <text:list-item>
          <text:p text:style-name="P3">Keys are more often than not only acquirable from certain NPCs under special circumstances, e.g. early morning, on Saturday night in the bathhouse, etc.</text:p>
        </text:list-item>
        <text:list-item>
          <text:p text:style-name="P3">The opportunity for acquiring a key presents itself with a bit of randomness. For example, even if it’s a Saturday night in the bathhouse, it might only be an 80% chance the NPC wants to talk about the topic that grants the key to the player. →<text:span text:style-name="T2"> this could become very frustrating if the sources of a key are or appear to be limited. Players should always be given the option of gaining any one key from multiple sources.</text:span></text:p>
        </text:list-item>
        <text:list-item>
          <text:p text:style-name="P3">In order to un-optimize the strategy of using every key in the dialogue inventory at every opportunity, players are explicitly given feedback telling them how many more dialogue answers they can choose with a person before their demeanor drops. Lower levels of demeanor <text:span text:style-name="T1">open and/or </text:span>lock different dialogue paths. Demeanor regenerates over time (hours, days, etc). <text:span text:style-name="T1">For example, the shop owner may only be willing to speak about their son if asked about him early in the conversation. But a drunkard may only be willing to share secrets about his employer when angered.</text:span></text:p>
        </text:list-item>
        <text:list-item>
          <text:p text:style-name="P5">Finally, the overworld clock continues to tick while the player is in dialogue (but the pause button works!), and NPCs will cut conversations short if the time drags beyond their schedule.</text:p>
        </text:list-item>
      </text:list>
      <text:p text:style-name="P6">This dialogue system is super cool and supports a large game-world with a correspondingly large cast of NPCs, each with very complex AI and their own complex schedules, tied to a detailed and granular in-game <text:span text:style-name="T3">calendar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21:21:32.248000000</meta:creation-date>
    <dc:date>2020-12-11T21:39:43.163000000</dc:date>
    <meta:editing-duration>PT18M8S</meta:editing-duration>
    <meta:editing-cycles>7</meta:editing-cycles>
    <meta:generator>LibreOffice/6.2.2.2$Windows_X86_64 LibreOffice_project/2b840030fec2aae0fd2658d8d4f9548af4e3518d</meta:generator>
    <meta:document-statistic meta:table-count="0" meta:image-count="0" meta:object-count="0" meta:page-count="1" meta:paragraph-count="14" meta:word-count="368" meta:character-count="2183" meta:non-whitespace-character-count="1835"/>
  </office:meta>
</office:document-meta>
</file>